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8.176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8.89cm"/>
    </style:style>
    <style:style style:name="co8" style:family="table-column">
      <style:table-column-properties fo:break-before="auto" style:column-width="5.741cm"/>
    </style:style>
    <style:style style:name="co9" style:family="table-column">
      <style:table-column-properties fo:break-before="auto" style:column-width="10.028cm"/>
    </style:style>
    <style:style style:name="co10" style:family="table-column">
      <style:table-column-properties fo:break-before="auto" style:column-width="11.139cm"/>
    </style:style>
    <style:style style:name="co11" style:family="table-column">
      <style:table-column-properties fo:break-before="auto" style:column-width="9.948cm"/>
    </style:style>
    <style:style style:name="co12" style:family="table-column">
      <style:table-column-properties fo:break-before="auto" style:column-width="9.631cm"/>
    </style:style>
    <style:style style:name="co13" style:family="table-column">
      <style:table-column-properties fo:break-before="auto" style:column-width="9.816cm"/>
    </style:style>
    <style:style style:name="co14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128cm"/>
    </style:style>
    <style:style style:name="co17" style:family="table-column">
      <style:table-column-properties fo:break-before="auto" style:column-width="11.351cm"/>
    </style:style>
    <style:style style:name="co18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4.939cm" fo:break-before="auto" style:use-optimal-row-height="false"/>
    </style:style>
    <style:style style:name="ro3" style:family="table-row">
      <style:table-row-properties style:row-height="11.254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3" table:number-columns-repeated="1009" table:default-cell-style-name="Default"/>
        <table:table-row table:style-name="ro4">
          <table:table-cell/>
          <table:table-cell table:style-name="Default"/>
          <table:table-cell table:style-name="ce7" office:value-type="string">
            <text:p>en</text:p>
          </table:table-cell>
          <table:table-cell table:style-name="ce7" office:value-type="string">
            <text:p>ca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de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fr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ka</text:p>
          </table:table-cell>
          <table:table-cell table:style-name="ce7" office:value-type="string">
            <text:p>nl</text:p>
          </table:table-cell>
          <table:table-cell table:style-name="ce7" office:value-type="string">
            <text:p>pt</text:p>
          </table:table-cell>
          <table:table-cell table:style-name="ce7" office:value-type="string">
            <text:p>ru</text:p>
          </table:table-cell>
          <table:table-cell table:style-name="ce7" office:value-type="string">
            <text:p>ua</text:p>
          </table:table-cell>
          <table:table-cell table:style-name="ce7" office:value-type="string">
            <text:p>zh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ookHistory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Saltar-se Menú Llibre</text:p>
          </table:table-cell>
          <table:table-cell office:value-type="string">
            <text:p>Přeskočit menu knihy</text:p>
          </table:table-cell>
          <table:table-cell office:value-type="string">
            <text:p>Buch-Menü überspringen</text:p>
          </table:table-cell>
          <table:table-cell office:value-type="string">
            <text:p>Saltarse Menú Libro</text:p>
          </table:table-cell>
          <table:table-cell office:value-type="string">
            <text:p>Passer le menu Livre</text:p>
          </table:table-cell>
          <table:table-cell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/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table:style-name="ce9" office:value-type="string">
            <text:p>Historial</text:p>
          </table:table-cell>
          <table:table-cell table:style-name="Default"/>
          <table:table-cell office:value-type="string">
            <text:p>Verlauf</text:p>
          </table:table-cell>
          <table:table-cell table:style-name="ce9" office:value-type="string">
            <text:p>Historial</text:p>
          </table:table-cell>
          <table:table-cell office:value-type="string">
            <text:p>Historique</text:p>
          </table:table-cell>
          <table:table-cell table:style-name="ce9" office:value-type="string">
            <text:p>Cronologia</text:p>
          </table:table-cell>
          <table:table-cell office:value-type="string">
            <text:p>ისტორია</text:p>
          </table:table-cell>
          <table:table-cell/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9" office:value-type="string">
            <text:p>历史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Historial Llibres</text:p>
          </table:table-cell>
          <table:table-cell office:value-type="string">
            <text:p>Historie</text:p>
          </table:table-cell>
          <table:table-cell office:value-type="string">
            <text:p>Buch-Verlauf</text:p>
          </table:table-cell>
          <table:table-cell office:value-type="string">
            <text:p>Historial Libros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/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table:style-name="ce9" office:value-type="string">
            <text:p>Sempre</text:p>
          </table:table-cell>
          <table:table-cell table:style-name="ce9" office:value-type="string">
            <text:p>Vždy</text:p>
          </table:table-cell>
          <table:table-cell office:value-type="string">
            <text:p>Immer</text:p>
          </table:table-cell>
          <table:table-cell table:style-name="ce9" office:value-type="string">
            <text:p>Siempre</text:p>
          </table:table-cell>
          <table:table-cell office:value-type="string">
            <text:p>Toujours</text:p>
          </table:table-cell>
          <table:table-cell table:style-name="ce9" office:value-type="string">
            <text:p>Sempre</text:p>
          </table:table-cell>
          <table:table-cell office:value-type="string">
            <text:p>ყოველთვის</text:p>
          </table:table-cell>
          <table:table-cell/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9" office:value-type="string">
            <text:p>总是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table:style-name="ce9" office:value-type="string">
            <text:p>Mai</text:p>
          </table:table-cell>
          <table:table-cell table:style-name="ce9" office:value-type="string">
            <text:p>Nikdy</text:p>
          </table:table-cell>
          <table:table-cell office:value-type="string">
            <text:p>Nie</text:p>
          </table:table-cell>
          <table:table-cell table:style-name="ce9" office:value-type="string">
            <text:p>Nunca</text:p>
          </table:table-cell>
          <table:table-cell office:value-type="string">
            <text:p>Jamais</text:p>
          </table:table-cell>
          <table:table-cell table:style-name="ce9" office:value-type="string">
            <text:p>Mai</text:p>
          </table:table-cell>
          <table:table-cell office:value-type="string">
            <text:p>არასდროს</text:p>
          </table:table-cell>
          <table:table-cell/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9" office:value-type="string">
            <text:p>从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table:style-name="ce9" office:value-type="string">
            <text:p>Obrir Llibre</text:p>
          </table:table-cell>
          <table:table-cell table:style-name="ce9" office:value-type="string">
            <text:p>Otvírám knihu</text:p>
          </table:table-cell>
          <table:table-cell office:value-type="string">
            <text:p>Beim Buch Öffnen</text:p>
          </table:table-cell>
          <table:table-cell table:style-name="ce9" office:value-type="string">
            <text:p>Abrir libro</text:p>
          </table:table-cell>
          <table:table-cell office:value-type="string">
            <text:p>Ouverture du livre</text:p>
          </table:table-cell>
          <table:table-cell table:style-name="ce9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/>
          <table:table-cell office:value-type="string">
            <text:p>Abrir livro</text:p>
          </table:table-cell>
          <table:table-cell table:style-name="ce9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9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table:style-name="ce9" office:value-type="string">
            <text:p>Tancar Llibre</text:p>
          </table:table-cell>
          <table:table-cell table:style-name="ce9" office:value-type="string">
            <text:p>Zavírám knihu</text:p>
          </table:table-cell>
          <table:table-cell office:value-type="string">
            <text:p>Beim Buch Schließen</text:p>
          </table:table-cell>
          <table:table-cell table:style-name="ce9" office:value-type="string">
            <text:p>Cerrar libro</text:p>
          </table:table-cell>
          <table:table-cell office:value-type="string">
            <text:p>Fermeture du livre</text:p>
          </table:table-cell>
          <table:table-cell table:style-name="ce9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/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9" office:value-type="string">
            <text:p>离开书本时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rowseFolder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Kopiere Buch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/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ehler, Zieldatei existiert bereits</text:p>
          </table:table-cell>
          <table:table-cell office:value-type="string">
            <text:p>Error, el archivo destino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/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MSG_ERROR_OPENING_BOOK</text:p>
          </table:table-cell>
          <table:table-cell table:style-name="ce8" office:value-type="string">
            <text:p>Error opening book, \nprobably you have to reinsert card.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/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ehler beim Buch Kopieren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/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OK</text:p>
          </table:table-cell>
          <table:table-cell table:number-columns-repeated="7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/>
          <table:table-cell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Llibres per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Libros por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Dateisystem durchsuchen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table:style-name="ce9" office:value-type="string">
            <text:p>Carpetes</text:p>
          </table:table-cell>
          <table:table-cell table:style-name="ce9" office:value-type="string">
            <text:p>Složky</text:p>
          </table:table-cell>
          <table:table-cell office:value-type="string">
            <text:p>Ordner</text:p>
          </table:table-cell>
          <table:table-cell table:style-name="ce9" office:value-type="string">
            <text:p>Carpetas</text:p>
          </table:table-cell>
          <table:table-cell office:value-type="string">
            <text:p>Dossiers</text:p>
          </table:table-cell>
          <table:table-cell table:style-name="ce9" office:value-type="string">
            <text:p>Cartelle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table:style-name="ce9" office:value-type="string">
            <text:p>Copiar a Memòria Interna i obrir</text:p>
          </table:table-cell>
          <table:table-cell table:style-name="ce9" office:value-type="string">
            <text:p>Zkopíruj do paměti a otevři</text:p>
          </table:table-cell>
          <table:table-cell office:value-type="string">
            <text:p>In IM kopieren &amp; öffnen</text:p>
          </table:table-cell>
          <table:table-cell table:style-name="ce9" office:value-type="string">
            <text:p>Copia a Memoria Interna y abre</text:p>
          </table:table-cell>
          <table:table-cell office:value-type="string">
            <text:p>Copier dans la mémoire interne &amp; Ouvrir</text:p>
          </table:table-cell>
          <table:table-cell table:style-name="ce9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/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table:style-name="ce9" office:value-type="string">
            <text:p>Copia arxius a la memòria interna i els obre</text:p>
          </table:table-cell>
          <table:table-cell table:style-name="ce9" office:value-type="string">
            <text:p>Zkopíruj do paměti a otevři</text:p>
          </table:table-cell>
          <table:table-cell office:value-type="string">
            <text:p>Kopiert Datei in den internen Speicher und öffnet diese</text:p>
          </table:table-cell>
          <table:table-cell table:style-name="ce9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9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/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In den internen Speicher kopieren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/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/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er Speicher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EMORY_STICK</text:p>
          </table:table-cell>
          <table:table-cell table:number-columns-repeated="8" office:value-type="string">
            <text:p>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EMORY_STICK_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untatge</text:p>
          </table:table-cell>
          <table:table-cell office:value-type="string">
            <text:p>Memory Stick přes 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ontaje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/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Internen Speicher erneut scannen</text:p>
          </table:table-cell>
          <table:table-cell office:value-type="string">
            <text:p>Escaneo Memoria Interna</text:p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/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-Karte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/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Targeta SD a través de muntatge</text:p>
          </table:table-cell>
          <table:table-cell office:value-type="string">
            <text:p>SD karta přes Mount</text:p>
          </table:table-cell>
          <table:table-cell office:value-type="string">
            <text:p>SD-Karte via mount</text:p>
          </table:table-cell>
          <table:table-cell office:value-type="string">
            <text:p>Tarjeta SD a través de montaje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/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emory Stick scannen</text:p>
          </table:table-cell>
          <table:table-cell office:value-type="string">
            <text:p>Escaneo de tarjetas SD/MS</text:p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/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table:style-name="ce9" office:value-type="string">
            <text:p>Carpetes Preferides</text:p>
          </table:table-cell>
          <table:table-cell table:style-name="ce9" office:value-type="string">
            <text:p>Oblíbené</text:p>
          </table:table-cell>
          <table:table-cell office:value-type="string">
            <text:p>Nur bevorzugte Ordner</text:p>
          </table:table-cell>
          <table:table-cell table:style-name="ce9" office:value-type="string">
            <text:p>Carpetas preferidas</text:p>
          </table:table-cell>
          <table:table-cell office:value-type="string">
            <text:p>Dossiers favoris</text:p>
          </table:table-cell>
          <table:table-cell table:style-name="ce9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/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9" office:value-type="string">
            <text:p>收藏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Stammverzeichnis interner Speicher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/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SD/Memory Stick mounten</text:p>
          </table:table-cell>
          <table:table-cell office:value-type="string">
            <text:p>Montar SD/MS</text:p>
          </table:table-cell>
          <table:table-cell office:value-type="string">
            <text:p>Utilisez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/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ier-Modus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/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Beim Sortieren 'titleSorter' benutzen</text:p>
          </table:table-cell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/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table:number-columns-repeated="6"/>
          <table:table-cell office:value-type="string">
            <text:p>«..» (წინა ფოლდერი)</text:p>
          </table:table-cell>
          <table:table-cell table:number-columns-repeated="2"/>
          <table:table-cell office:value-type="string">
            <text:p>Элемент «..» (пред. папка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Nach Autor, Namen vertauscht</text:p>
          </table:table-cell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/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Nach Autor, dann Titel</text:p>
          </table:table-cell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/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Nach Dateiname</text:p>
          </table:table-cell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/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table:style-name="ce9" office:value-type="string">
            <text:p>Per nom d'arxiu mostrant comentari</text:p>
          </table:table-cell>
          <table:table-cell table:style-name="ce9" office:value-type="string">
            <text:p>Podle názvu souboru</text:p>
          </table:table-cell>
          <table:table-cell office:value-type="string">
            <text:p>Nach Dateiname, im Kommentar</text:p>
          </table:table-cell>
          <table:table-cell table:style-name="ce9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9" office:value-type="string">
            <text:p>Per nome del file mostrato come commento</text:p>
          </table:table-cell>
          <table:table-cell table:style-name="ce9" office:value-type="string">
            <text:p>ფაილის სახელი კომენტარში</text:p>
          </table:table-cell>
          <table:table-cell/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9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Nach Titel</text:p>
          </table:table-cell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/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Deaktiviert (Cache wird geladen)</text:p>
          </table:table-cell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/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alc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Taschenrechner</text:p>
          </table:table-cell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/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nverte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Konvertiere fb2 zu epub...</text:p>
          </table:table-cell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/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ehler bei der Konvertierung</text:p>
          </table:table-cell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/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/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Öffne Buch</text:p>
          </table:table-cell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/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r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 Settings</text:p>
          </table:table-cell>
          <table:table-cell office:value-type="string">
            <text:p>Menú Configuració</text:p>
          </table:table-cell>
          <table:table-cell office:value-type="string">
            <text:p>Nastavení menu</text:p>
          </table:table-cell>
          <table:table-cell office:value-type="string">
            <text:p>Menü-Einstellungen</text:p>
          </table:table-cell>
          <table:table-cell office:value-type="string">
            <text:p>Menú Ajustes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/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 Settings</text:p>
          </table:table-cell>
          <table:table-cell office:value-type="string">
            <text:p>Visor Configuració Llibre</text:p>
          </table:table-cell>
          <table:table-cell office:value-type="string">
            <text:p>Nastavení čtečky</text:p>
          </table:table-cell>
          <table:table-cell office:value-type="string">
            <text:p>Darstellungsoptionen</text:p>
          </table:table-cell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/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table:style-name="ce9" office:value-type="string">
            <text:p>Cal reiniciar</text:p>
          </table:table-cell>
          <table:table-cell table:style-name="ce9" office:value-type="string">
            <text:p>Pro změnu restartuj</text:p>
          </table:table-cell>
          <table:table-cell office:value-type="string">
            <text:p>Neustarten um Änderungen anzuwenden</text:p>
          </table:table-cell>
          <table:table-cell table:style-name="ce9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9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ce9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9" office:value-type="string">
            <text:p>重启阅读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iele &amp; Werkzeuge</text:p>
          </table:table-cell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/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table:style-name="ce9" office:value-type="string">
            <text:p>Més</text:p>
          </table:table-cell>
          <table:table-cell table:style-name="ce9" office:value-type="string">
            <text:p>Více</text:p>
          </table:table-cell>
          <table:table-cell office:value-type="string">
            <text:p>Mehr</text:p>
          </table:table-cell>
          <table:table-cell table:style-name="ce9" office:value-type="string">
            <text:p>Más</text:p>
          </table:table-cell>
          <table:table-cell office:value-type="string">
            <text:p>Plus</text:p>
          </table:table-cell>
          <table:table-cell table:style-name="ce9" office:value-type="string">
            <text:p>Altro</text:p>
          </table:table-cell>
          <table:table-cell table:style-name="ce9" office:value-type="string">
            <text:p>სხვა</text:p>
          </table:table-cell>
          <table:table-cell/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9" office:value-type="string">
            <text:p>更多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table:number-columns-repeated="2"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/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Einstellungen</text:p>
          </table:table-cell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/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table:style-name="ce9" office:value-type="string">
            <text:p>Config. PRS+</text:p>
          </table:table-cell>
          <table:table-cell table:style-name="ce9" office:value-type="string">
            <text:p>PRS+ nast.</text:p>
          </table:table-cell>
          <table:table-cell office:value-type="string">
            <text:p>PRS+ Einst.</text:p>
          </table:table-cell>
          <table:table-cell table:style-name="ce9" office:value-type="string">
            <text:p>Aj. PRS+</text:p>
          </table:table-cell>
          <table:table-cell office:value-type="string">
            <text:p>Param. PRS+</text:p>
          </table:table-cell>
          <table:table-cell table:style-name="ce9" office:value-type="string">
            <text:p>Imp. PRS+</text:p>
          </table:table-cell>
          <table:table-cell office:value-type="string">
            <text:p>PRS+ პარამ.</text:p>
          </table:table-cell>
          <table:table-cell/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9" office:value-type="string">
            <text:p>PRS+ 选项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Dictionary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örterbuch öffnen</text:p>
          </table:table-cell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/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örterbuch-Datei</text:p>
          </table:table-cell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/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örterbuch</text:p>
          </table:table-cell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/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table:style-name="ce9" office:value-type="string">
            <text:p>Per defecte</text:p>
          </table:table-cell>
          <table:table-cell table:style-name="ce9" office:value-type="string">
            <text:p>Default</text:p>
          </table:table-cell>
          <table:table-cell office:value-type="string">
            <text:p>Default</text:p>
          </table:table-cell>
          <table:table-cell table:style-name="ce9" office:value-type="string">
            <text:p>Por defecto</text:p>
          </table:table-cell>
          <table:table-cell office:value-type="string">
            <text:p>Défaut</text:p>
          </table:table-cell>
          <table:table-cell table:style-name="ce9"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table:style-name="ce9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9"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örterbuch ist deaktiviert!</text:p>
          </table:table-cell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/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örterbuch-Datei existiert nicht!</text:p>
          </table:table-cell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/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EpubUserSty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Bücher nach Ändern neu öffnen!</text:p>
          </table:table-cell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/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PUB benutzerdefinierter Stil (CSS-Datei)</text:p>
          </table:table-cell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/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KeyBinding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BN_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1</text:p>
          </table:table-cell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2</text:p>
          </table:table-cell>
          <table:table-cell table:number-columns-repeated="8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3</text:p>
          </table:table-cell>
          <table:table-cell table:number-columns-repeated="8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4</text:p>
          </table:table-cell>
          <table:table-cell table:number-columns-repeated="8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5</text:p>
          </table:table-cell>
          <table:table-cell table:number-columns-repeated="8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6</text:p>
          </table:table-cell>
          <table:table-cell table:number-columns-repeated="8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7</text:p>
          </table:table-cell>
          <table:table-cell table:number-columns-repeated="8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8</text:p>
          </table:table-cell>
          <table:table-cell table:number-columns-repeated="8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9</text:p>
          </table:table-cell>
          <table:table-cell table:number-columns-repeated="8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Unten links 'weiter'</text:p>
          </table:table-cell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/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Unten links 'zurück'</text:p>
          </table:table-cell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/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Lesezeichen-Taste</text:p>
          </table:table-cell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/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table:style-name="ce9" office:value-type="string">
            <text:p>Inici</text:p>
          </table:table-cell>
          <table:table-cell table:style-name="ce9" office:value-type="string">
            <text:p>Domů</text:p>
          </table:table-cell>
          <table:table-cell office:value-type="string">
            <text:p>Home-Taste</text:p>
          </table:table-cell>
          <table:table-cell table:style-name="ce9" office:value-type="string">
            <text:p>Inicio</text:p>
          </table:table-cell>
          <table:table-cell office:value-type="string">
            <text:p>Bouton Maison</text:p>
          </table:table-cell>
          <table:table-cell table:style-name="ce9" office:value-type="string">
            <text:p>Tasto Home</text:p>
          </table:table-cell>
          <table:table-cell office:value-type="string">
            <text:p>ღილაკი 'სახლი'</text:p>
          </table:table-cell>
          <table:table-cell/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9" office:value-type="string">
            <text:p>主页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halten</text:p>
          </table:table-cell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/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halten</text:p>
          </table:table-cell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/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halten</text:p>
          </table:table-cell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/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halten</text:p>
          </table:table-cell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/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halten</text:p>
          </table:table-cell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/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halten</text:p>
          </table:table-cell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/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halten</text:p>
          </table:table-cell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/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halten</text:p>
          </table:table-cell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/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halten</text:p>
          </table:table-cell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/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halten</text:p>
          </table:table-cell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/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Unten links 'weiter' halten</text:p>
          </table:table-cell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/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Unten links 'zurück' halten</text:p>
          </table:table-cell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/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Lesezeichen-Taste halten</text:p>
          </table:table-cell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/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table:style-name="ce9" office:value-type="string">
            <text:p>Mantenir Inici</text:p>
          </table:table-cell>
          <table:table-cell table:style-name="ce9" office:value-type="string">
            <text:p>Podržení tlačítka 'Domů'</text:p>
          </table:table-cell>
          <table:table-cell office:value-type="string">
            <text:p>Home-Taste halten</text:p>
          </table:table-cell>
          <table:table-cell table:style-name="ce9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9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/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9" office:value-type="string">
            <text:p>长按主页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tte halten</text:p>
          </table:table-cell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/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table:style-name="ce9" office:value-type="string">
            <text:p>Mantenir joypad abaix</text:p>
          </table:table-cell>
          <table:table-cell table:style-name="ce9" office:value-type="string">
            <text:p>Podržení tlačítka 'Dolů'</text:p>
          </table:table-cell>
          <table:table-cell office:value-type="string">
            <text:p>Joypad runter halten</text:p>
          </table:table-cell>
          <table:table-cell table:style-name="ce9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9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/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9" office:value-type="string">
            <text:p>长按向下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table:style-name="ce9" office:value-type="string">
            <text:p>Mantenir joypad esquerra</text:p>
          </table:table-cell>
          <table:table-cell table:style-name="ce9" office:value-type="string">
            <text:p>Podržení tlačítka 'Vlevo'</text:p>
          </table:table-cell>
          <table:table-cell office:value-type="string">
            <text:p>Joypad links halten</text:p>
          </table:table-cell>
          <table:table-cell table:style-name="ce9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9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/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9" office:value-type="string">
            <text:p>长按向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table:style-name="ce9" office:value-type="string">
            <text:p>Mantenir joypad dreta</text:p>
          </table:table-cell>
          <table:table-cell table:style-name="ce9" office:value-type="string">
            <text:p>Podržení tlačítka 'Vpravo'</text:p>
          </table:table-cell>
          <table:table-cell office:value-type="string">
            <text:p>Joypad rechts halten</text:p>
          </table:table-cell>
          <table:table-cell table:style-name="ce9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9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/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9" office:value-type="string">
            <text:p>长按向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table:style-name="ce9" office:value-type="string">
            <text:p>Mantenir joypad amunt</text:p>
          </table:table-cell>
          <table:table-cell table:style-name="ce9" office:value-type="string">
            <text:p>Podržení tlačítka 'Nahoru'</text:p>
          </table:table-cell>
          <table:table-cell office:value-type="string">
            <text:p>Joypad hoch halten</text:p>
          </table:table-cell>
          <table:table-cell table:style-name="ce9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9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/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9" office:value-type="string">
            <text:p>长按向上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ü-Taste halten</text:p>
          </table:table-cell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/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Seite 'weiter' halten</text:p>
          </table:table-cell>
          <table:table-cell office:value-type="string">
            <text:p>Mantener lateral 'siguiente'</text:p>
          </table:table-cell>
          <table:table-cell office:value-type="string">
            <text:p>Maintenir 'Page suivante' barre latéral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/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Seite 'zurück' halten</text:p>
          </table:table-cell>
          <table:table-cell office:value-type="string">
            <text:p>Mantener lateral 'anterior'</text:p>
          </table:table-cell>
          <table:table-cell office:value-type="string">
            <text:p>Maintenir 'Page précédente' barre latéral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/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Zoom-Taste halten</text:p>
          </table:table-cell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/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Lautstärke - halten</text:p>
          </table:table-cell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/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Lautstärke + halten</text:p>
          </table:table-cell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/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tte</text:p>
          </table:table-cell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/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runter</text:p>
          </table:table-cell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/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/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/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hoch</text:p>
          </table:table-cell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/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ü-Taste</text:p>
          </table:table-cell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/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Seite 'weiter'</text:p>
          </table:table-cell>
          <table:table-cell office:value-type="string">
            <text:p>Lateral 'siguiente'</text:p>
          </table:table-cell>
          <table:table-cell office:value-type="string">
            <text:p>'Suivant' barre latéral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/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Seite 'zurück'</text:p>
          </table:table-cell>
          <table:table-cell office:value-type="string">
            <text:p>Lateral 'anterior'</text:p>
          </table:table-cell>
          <table:table-cell office:value-type="string">
            <text:p>'Précédent' barre latéral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/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Zoom-Taste</text:p>
          </table:table-cell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/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Lautstärke -</text:p>
          </table:table-cell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/>
          <table:table-cell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Lautstärke +</text:p>
          </table:table-cell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/>
          <table:table-cell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rdwert</text:p>
          </table:table-cell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Bindet Aktionen an Tasten</text:p>
          </table:table-cell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/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l</text:p>
          </table:table-cell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/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Im Buch</text:p>
          </table:table-cell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/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m Menü</text:p>
          </table:table-cell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/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-Tasten</text:p>
          </table:table-cell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/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sche Tasten</text:p>
          </table:table-cell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/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Andere Tasten</text:p>
          </table:table-cell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/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Tasteneinstellungen</text:p>
          </table:table-cell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/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Lautstärke-Tasten</text:p>
          </table:table-cell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/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table:number-columns-repeated="2"/>
          <table:table-cell office:value-type="string">
            <text:p>Sonstiges</text:p>
          </table:table-cell>
          <table:table-cell table:number-columns-repeated="3"/>
          <table:table-cell office:value-type="string">
            <text:p>სხვა</text:p>
          </table:table-cell>
          <table:table-cell table:number-columns-repeated="2"/>
          <table:table-cell office:value-type="string">
            <text:p>Прочее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table:number-columns-repeated="2"/>
          <table:table-cell office:value-type="string">
            <text:p>Spiele</text:p>
          </table:table-cell>
          <table:table-cell table:number-columns-repeated="3"/>
          <table:table-cell office:value-type="string">
            <text:p>თამაშები</text:p>
          </table:table-cell>
          <table:table-cell table:number-columns-repeated="2"/>
          <table:table-cell office:value-type="string">
            <text:p><text:s/>Игры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table:number-columns-repeated="2"/>
          <table:table-cell office:value-type="string">
            <text:p>Utiliten</text:p>
          </table:table-cell>
          <table:table-cell table:number-columns-repeated="3"/>
          <table:table-cell office:value-type="string">
            <text:p>უტილიტები</text:p>
          </table:table-cell>
          <table:table-cell table:number-columns-repeated="2"/>
          <table:table-cell office:value-type="string">
            <text:p>Утилиты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table:number-columns-repeated="2"/>
          <table:table-cell office:value-type="string">
            <text:p>Buch</text:p>
          </table:table-cell>
          <table:table-cell table:number-columns-repeated="3"/>
          <table:table-cell office:value-type="string">
            <text:p>წიგნი</text:p>
          </table:table-cell>
          <table:table-cell table:number-columns-repeated="2"/>
          <table:table-cell office:value-type="string">
            <text:p>Книга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LRFTextSca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 table:style-name="ce5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-Textgröße</text:p>
          </table:table-cell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/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9"/>
        </table:table-row>
        <table:table-row table:style-name="ro4">
          <table:table-cell table:style-name="ce5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t der Standardwert für S)</text:p>
          </table:table-cell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/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diaTag</text:p>
          </table:table-cell>
          <table:table-cell table:style-name="ce4" table:number-columns-repeated="4"/>
          <table:table-cell table:style-name="ce4" office:value-type="string">
            <text:p>Zubehör</text:p>
          </table:table-cell>
          <table:table-cell table:style-name="ce4" table:number-columns-repeated="9"/>
          <table:table-cell table:number-columns-repeated="1009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/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/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/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/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/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/>
          <table:table-cell office:value-type="string">
            <text:p>Marcas de Livros</text:p>
          </table:table-cell>
          <table:table-cell table:style-name="ce9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Unten</text:p>
          </table:table-cell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/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über dem Icon)</text:p>
          </table:table-cell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/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/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nuCaption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Überschriften-Stil</text:p>
          </table:table-cell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/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Immer groß</text:p>
          </table:table-cell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/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Immer klein</text:p>
          </table:table-cell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/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rd</text:p>
          </table:table-cell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/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nuCustomize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ú Element</text:p>
          </table:table-cell>
          <table:table-cell office:value-type="string">
            <text:p>Menu</text:p>
          </table:table-cell>
          <table:table-cell office:value-type="string">
            <text:p>Menüpunkt</text:p>
          </table:table-cell>
          <table:table-cell office:value-type="string">
            <text:p>Menú elemento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/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/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 office:value-type="string">
            <text:p>Posició</text:p>
          </table:table-cell>
          <table:table-cell table:number-columns-repeated="2" office:value-type="string">
            <text:p>Slot</text:p>
          </table:table-cell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/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ú Personalització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 office:value-type="string">
            <text:p>Menú personalización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/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9" office:value-type="string">
            <text:p>შეუცვლელი ჭრილი #</text:p>
          </table:table-cell>
          <table:table-cell/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in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/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/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creenshot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Screenshot erstellen</text:p>
          </table:table-cell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/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Fehler beim Speichern</text:p>
          </table:table-cell>
          <table:table-cell office:value-type="string">
            <text:p>Fallo en captura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/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Nein</text:p>
          </table:table-cell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Ja</text:p>
          </table:table-cell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/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m Internen Speicher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Fortschrittsanzeige</text:p>
          </table:table-cell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/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Speichern</text:p>
          </table:table-cell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/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peichere nach </text:p>
          </table:table-cell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/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auf SD-Karte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/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reenshot</text:p>
          </table:table-cell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/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crollbarAlphabet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phabet</text:p>
          </table:table-cell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/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 office:value-type="string">
            <text:p>Barra Desplaçament de l'Abecedari</text:p>
          </table:table-cell>
          <table:table-cell table:number-columns-repeated="2" office:value-type="string">
            <text:p>Scrollbar Alphabet</text:p>
          </table:table-cell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table:number-columns-repeated="2" office:value-type="string">
            <text:p>default</text:p>
          </table:table-cell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ndardAction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table:style-name="ce9" office:value-type="string">
            <text:p>Continuar Llegint</text:p>
          </table:table-cell>
          <table:table-cell table:style-name="ce9" office:value-type="string">
            <text:p>Pkračuj ve čtení</text:p>
          </table:table-cell>
          <table:table-cell office:value-type="string">
            <text:p>Lesen fortsetzen</text:p>
          </table:table-cell>
          <table:table-cell table:style-name="ce9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9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9" office:value-type="string">
            <text:p>继续阅读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erknüpfung folgen</text:p>
          </table:table-cell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Nächstes im Verlauf</text:p>
          </table:table-cell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Nächste Seite</text:p>
          </table:table-cell>
          <table:table-cell office:value-type="string">
            <text:p>Siguiente página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Nächstes Lied</text:p>
          </table:table-cell>
          <table:table-cell office:value-type="string">
            <text:p>Siguiente canción</text:p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table:style-name="ce9" office:value-type="string">
            <text:p>Obrir Index</text:p>
          </table:table-cell>
          <table:table-cell table:style-name="Default"/>
          <table:table-cell office:value-type="string">
            <text:p>Inhaltsverzeichnis öffnen</text:p>
          </table:table-cell>
          <table:table-cell table:style-name="ce9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9" office:value-type="string">
            <text:p>Apri indice</text:p>
          </table:table-cell>
          <table:table-cell table:style-name="ce9" office:value-type="string">
            <text:p>სარჩევი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9" office:value-type="string">
            <text:p>打开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heriges im Verlauf</text:p>
          </table:table-cell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herige Seite</text:p>
          </table:table-cell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heriges Lied</text:p>
          </table:table-cell>
          <table:table-cell office:value-type="string">
            <text:p>Anterior canción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Gerät ausschalten</text:p>
          </table:table-cell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table:style-name="ce9" office:value-type="string">
            <text:p>Menú Anterior </text:p>
          </table:table-cell>
          <table:table-cell table:style-name="ce9" office:value-type="string">
            <text:p>Předchozí menu (Zpět/Nahoru)</text:p>
          </table:table-cell>
          <table:table-cell office:value-type="string">
            <text:p>Vorheriges Menü (zurück / hoch)</text:p>
          </table:table-cell>
          <table:table-cell table:style-name="ce9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9" office:value-type="string">
            <text:p>Menu precedente</text:p>
          </table:table-cell>
          <table:table-cell table:style-name="ce9" office:value-type="string">
            <text:p>წინა მენიუ (უკან/ზევით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9" office:value-type="string">
            <text:p>返回前一个菜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table:style-name="ce9" office:value-type="string">
            <text:p>Obrir Opcions</text:p>
          </table:table-cell>
          <table:table-cell table:style-name="ce9" office:value-type="string">
            <text:p>Otevři nastavení</text:p>
          </table:table-cell>
          <table:table-cell office:value-type="string">
            <text:p>Optionen öffnen</text:p>
          </table:table-cell>
          <table:table-cell table:style-name="ce9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9" office:value-type="string">
            <text:p>Apri opzioni</text:p>
          </table:table-cell>
          <table:table-cell table:style-name="ce9" office:value-type="string">
            <text:p>პარამეტრების მენიუ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9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table:style-name="ce9" office:value-type="string">
            <text:p>Anar a Inici</text:p>
          </table:table-cell>
          <table:table-cell table:style-name="ce9" office:value-type="string">
            <text:p>Domů</text:p>
          </table:table-cell>
          <table:table-cell office:value-type="string">
            <text:p>Zur Startseite</text:p>
          </table:table-cell>
          <table:table-cell table:style-name="ce9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9" office:value-type="string">
            <text:p>Vai alla Home</text:p>
          </table:table-cell>
          <table:table-cell table:style-name="ce9" office:value-type="string">
            <text:p>მთავარი მენიუ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9" office:value-type="string">
            <text:p>回到主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table:style-name="ce9" office:value-type="string">
            <text:p>Girar</text:p>
          </table:table-cell>
          <table:table-cell table:style-name="ce9" office:value-type="string">
            <text:p>Otočit</text:p>
          </table:table-cell>
          <table:table-cell office:value-type="string">
            <text:p>Rotieren</text:p>
          </table:table-cell>
          <table:table-cell table:style-name="ce9" office:value-type="string">
            <text:p>Girar</text:p>
          </table:table-cell>
          <table:table-cell office:value-type="string">
            <text:p>Tourner</text:p>
          </table:table-cell>
          <table:table-cell table:style-name="ce9" office:value-type="string">
            <text:p>Ruota</text:p>
          </table:table-cell>
          <table:table-cell table:style-name="ce9" office:value-type="string">
            <text:p>ბრუნვა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9" office:value-type="string">
            <text:p>改变屏幕方向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table:style-name="ce9" office:value-type="string">
            <text:p>Girar 0°</text:p>
          </table:table-cell>
          <table:table-cell table:style-name="ce9" office:value-type="string">
            <text:p>Otočit o 0°</text:p>
          </table:table-cell>
          <table:table-cell office:value-type="string">
            <text:p>Rotiere 0°</text:p>
          </table:table-cell>
          <table:table-cell table:style-name="ce9" office:value-type="string">
            <text:p>Girar 0°</text:p>
          </table:table-cell>
          <table:table-cell office:value-type="string">
            <text:p>Tourner à 0°</text:p>
          </table:table-cell>
          <table:table-cell table:style-name="ce9" office:value-type="string">
            <text:p>Ruota 0°</text:p>
          </table:table-cell>
          <table:table-cell office:value-type="string">
            <text:p>ბრუნვა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9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table:style-name="ce9" office:value-type="string">
            <text:p>Girar 90°</text:p>
          </table:table-cell>
          <table:table-cell table:style-name="ce9" office:value-type="string">
            <text:p>Otočit o 90°</text:p>
          </table:table-cell>
          <table:table-cell office:value-type="string">
            <text:p>Rotiere 90°</text:p>
          </table:table-cell>
          <table:table-cell table:style-name="ce9" office:value-type="string">
            <text:p>Girar 90°</text:p>
          </table:table-cell>
          <table:table-cell office:value-type="string">
            <text:p>Tourner à 90°</text:p>
          </table:table-cell>
          <table:table-cell table:style-name="ce9" office:value-type="string">
            <text:p>Ruota 90°</text:p>
          </table:table-cell>
          <table:table-cell office:value-type="string">
            <text:p>ბრუნვა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9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table:style-name="ce9" office:value-type="string">
            <text:p>Girar 180°</text:p>
          </table:table-cell>
          <table:table-cell table:style-name="ce9" office:value-type="string">
            <text:p>Otočit o 180°</text:p>
          </table:table-cell>
          <table:table-cell office:value-type="string">
            <text:p>Rotiere 180°</text:p>
          </table:table-cell>
          <table:table-cell table:style-name="ce9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9" office:value-type="string">
            <text:p>Ruota 180°</text:p>
          </table:table-cell>
          <table:table-cell office:value-type="string">
            <text:p>ბრუნვა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9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table:style-name="ce9" office:value-type="string">
            <text:p>Girar 270°</text:p>
          </table:table-cell>
          <table:table-cell table:style-name="ce9" office:value-type="string">
            <text:p>Otočit o 270°</text:p>
          </table:table-cell>
          <table:table-cell office:value-type="string">
            <text:p>Rotiere 270°</text:p>
          </table:table-cell>
          <table:table-cell table:style-name="ce9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9" office:value-type="string">
            <text:p>Ruota 270°</text:p>
          </table:table-cell>
          <table:table-cell office:value-type="string">
            <text:p>ბრუნვა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270°</text:p>
          </table:table-cell>
          <table:table-cell table:style-name="ce9" office:value-type="string">
            <text:p>旋转 270°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table:style-name="ce9" office:value-type="string">
            <text:p>Girar en sentit antihorari</text:p>
          </table:table-cell>
          <table:table-cell table:style-name="ce9" office:value-type="string">
            <text:p>Otočit proti směru hodinových ručiček</text:p>
          </table:table-cell>
          <table:table-cell office:value-type="string">
            <text:p>Rotiere gegen Uhrzeigersinn</text:p>
          </table:table-cell>
          <table:table-cell table:style-name="ce9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9" office:value-type="string">
            <text:p>Ruota in senso antiorario</text:p>
          </table:table-cell>
          <table:table-cell table:style-name="ce9" office:value-type="string">
            <text:p>ბრუნვა საათის საპ. მიმ.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9" office:value-type="string">
            <text:p>逆时针转 90°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table:style-name="ce9" office:value-type="string">
            <text:p>Girar en sentit horari</text:p>
          </table:table-cell>
          <table:table-cell table:style-name="ce9" office:value-type="string">
            <text:p>Otočit po směru hodinových ručiček</text:p>
          </table:table-cell>
          <table:table-cell office:value-type="string">
            <text:p>Rotiere im Uhrzeigersinn</text:p>
          </table:table-cell>
          <table:table-cell table:style-name="ce9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9" office:value-type="string">
            <text:p>Ruota in senso orario</text:p>
          </table:table-cell>
          <table:table-cell table:style-name="ce9" office:value-type="string">
            <text:p>ბრუნვა საათის მიმ.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9" office:value-type="string">
            <text:p>顺时针转 9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table:style-name="ce9" office:value-type="string">
            <text:p>Buscar</text:p>
          </table:table-cell>
          <table:table-cell table:style-name="ce9" office:value-type="string">
            <text:p>Hledat</text:p>
          </table:table-cell>
          <table:table-cell office:value-type="string">
            <text:p>Suchen</text:p>
          </table:table-cell>
          <table:table-cell table:style-name="ce9" office:value-type="string">
            <text:p>Buscar</text:p>
          </table:table-cell>
          <table:table-cell office:value-type="string">
            <text:p>Chercher</text:p>
          </table:table-cell>
          <table:table-cell table:style-name="ce9" office:value-type="string">
            <text:p>Cerca</text:p>
          </table:table-cell>
          <table:table-cell table:style-name="ce9" office:value-type="string">
            <text:p>ძებნა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9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table:style-name="ce9" office:value-type="string">
            <text:p>Mida</text:p>
          </table:table-cell>
          <table:table-cell table:style-name="ce9" office:value-type="string">
            <text:p>Velikost</text:p>
          </table:table-cell>
          <table:table-cell office:value-type="string">
            <text:p>Größe</text:p>
          </table:table-cell>
          <table:table-cell table:style-name="ce9" office:value-type="string">
            <text:p>Tamaño</text:p>
          </table:table-cell>
          <table:table-cell office:value-type="string">
            <text:p>Taille</text:p>
          </table:table-cell>
          <table:table-cell table:style-name="ce9" office:value-type="string">
            <text:p>Dimensione</text:p>
          </table:table-cell>
          <table:table-cell table:style-name="ce9" office:value-type="string">
            <text:p>ზომა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9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table:style-name="ce9" office:value-type="string">
            <text:p>Accions estàndard</text:p>
          </table:table-cell>
          <table:table-cell table:style-name="Default"/>
          <table:table-cell office:value-type="string">
            <text:p>Standardaktionen</text:p>
          </table:table-cell>
          <table:table-cell table:style-name="ce9" office:value-type="string">
            <text:p>Acciones Estándar</text:p>
          </table:table-cell>
          <table:table-cell table:style-name="ce9" office:value-type="string">
            <text:p>Actions standard</text:p>
          </table:table-cell>
          <table:table-cell table:style-name="ce9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9" office:value-type="string">
            <text:p>标准动作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ndbyImag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 table:style-name="ce6"/>
          <table:table-cell table:style-name="ce6" office:value-type="string">
            <text:p>TITLE</text:p>
          </table:table-cell>
          <table:table-cell table:style-name="ce6" office:value-type="string">
            <text:p>StandbyImage</text:p>
          </table:table-cell>
          <table:table-cell table:style-name="ce6" table:number-columns-repeated="2"/>
          <table:table-cell table:style-name="ce6" office:value-type="string">
            <text:p>StandbyImage</text:p>
          </table:table-cell>
          <table:table-cell table:style-name="ce6" table:number-columns-repeated="9"/>
          <table:table-cell table:style-name="ce10" table:number-columns-repeated="1009"/>
        </table:table-row>
        <table:table-row table:style-name="ro4">
          <table:table-cell/>
          <table:table-cell table:style-name="Default" office:value-type="string">
            <text:p>STANDBY_IMG_KIND</text:p>
          </table:table-cell>
          <table:table-cell table:style-name="Default" office:value-type="string">
            <text:p>StandbyImage Kind</text:p>
          </table:table-cell>
          <table:table-cell table:style-name="Default" table:number-columns-repeated="2"/>
          <table:table-cell table:style-name="Default" office:value-type="string">
            <text:p>StandbyImage Optionen</text:p>
          </table:table-cell>
          <table:table-cell table:style-name="Default" table:number-columns-repeated="9"/>
          <table:table-cell table:number-columns-repeated="1009"/>
        </table:table-row>
        <table:table-row table:style-name="ro4">
          <table:table-cell/>
          <table:table-cell office:value-type="string">
            <text:p>VALUE_BLANK</text:p>
          </table:table-cell>
          <table:table-cell office:value-type="string">
            <text:p>Blank</text:p>
          </table:table-cell>
          <table:table-cell table:style-name="ce9"/>
          <table:table-cell table:style-name="Default"/>
          <table:table-cell table:style-name="ce9" office:value-type="string">
            <text:p>Blank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table:style-name="ce9"/>
          <table:table-cell table:style-name="Default"/>
          <table:table-cell table:style-name="ce9" office:value-type="string">
            <text:p>Zufallsbild aus Ordner „wallpaper“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COVER</text:p>
          </table:table-cell>
          <table:table-cell office:value-type="string">
            <text:p>Actual Book Cover</text:p>
          </table:table-cell>
          <table:table-cell table:style-name="ce9"/>
          <table:table-cell table:style-name="Default"/>
          <table:table-cell table:style-name="ce9" office:value-type="string">
            <text:p>Titelbild des aktuellen Buches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ACT_PAGE</text:p>
          </table:table-cell>
          <table:table-cell office:value-type="string">
            <text:p>Actual Book Page</text:p>
          </table:table-cell>
          <table:table-cell table:style-name="ce9"/>
          <table:table-cell table:style-name="Default"/>
          <table:table-cell table:style-name="ce9" office:value-type="string">
            <text:p>aktuelle Seite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SLEEPING</text:p>
          </table:table-cell>
          <table:table-cell office:value-type="string">
            <text:p>sleeping</text:p>
          </table:table-cell>
          <table:table-cell table:style-name="ce9"/>
          <table:table-cell table:style-name="Default"/>
          <table:table-cell table:style-name="ce9" office:value-type="string">
            <text:p>schläft..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table:style-name="ce9"/>
          <table:table-cell table:style-name="Default"/>
          <table:table-cell table:style-name="ce9" office:value-type="string">
            <text:p>Systemstandard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DITHER_STANDBY_IMG</text:p>
          </table:table-cell>
          <table:table-cell office:value-type="string">
            <text:p>Dither StandbyImage</text:p>
          </table:table-cell>
          <table:table-cell table:style-name="ce9"/>
          <table:table-cell table:style-name="Default"/>
          <table:table-cell table:style-name="ce9" office:value-type="string">
            <text:p>StandbyImage Rastern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true</text:p>
          </table:table-cell>
          <table:table-cell table:style-name="ce9"/>
          <table:table-cell table:style-name="Default"/>
          <table:table-cell table:style-name="ce9" office:value-type="string">
            <text:p>Ja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false</text:p>
          </table:table-cell>
          <table:table-cell table:style-name="ce9"/>
          <table:table-cell table:style-name="Default"/>
          <table:table-cell table:style-name="ce9" office:value-type="string">
            <text:p>Nein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 table:style-name="ce4" office:value-type="string">
            <text:p>StatusBa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tusBar_Clock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Uhr ein-/ausschalten</text:p>
          </table:table-cell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M</text:p>
          </table:table-cell>
          <table:table-cell table:number-columns-repeated="8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Zeitansicht</text:p>
          </table:table-cell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Zeitanzeige</text:p>
          </table:table-cell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PM</text:p>
          </table:table-cell>
          <table:table-cell table:number-columns-repeated="8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Uhr</text:p>
          </table:table-cell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 Stunden</text:p>
          </table:table-cell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 Stunden</text:p>
          </table:table-cell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Immer anzeigen</text:p>
          </table:table-cell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AUS</text:p>
          </table:table-cell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Nur im Menü anzeigen</text:p>
          </table:table-cell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Nur beim Lesen anzeigen</text:p>
          </table:table-cell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tusBar_PageIndex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Immer anzeigen</text:p>
          </table:table-cell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/>
          <table:table-cell office:value-type="string">
            <text:p>Mostrar sempre</text:p>
          </table:table-cell>
          <table:table-cell table:style-name="ce9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-Modus in Büchern</text:p>
          </table:table-cell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-Modus im Menü</text:p>
          </table:table-cell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-Stil in Büchern</text:p>
          </table:table-cell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-Stil im Menü</text:p>
          </table:table-cell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ie anzeigen</text:p>
          </table:table-cell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Nicht bei einzelner Seite anzeigen</text:p>
          </table:table-cell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on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Seiten-Index</text:p>
          </table:table-cell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 per minute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Seiten pro Minute)</text:p>
          </table:table-cell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Zeit bis Buch-Ende)</text:p>
          </table:table-cell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SpM / Zeit bis Buch-Ende)</text:p>
          </table:table-cell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TextEncoding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n</text:p>
          </table:table-cell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Benötigt Neustart!</text:p>
          </table:table-cell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TXT- und RTF-Bücher Codierung</text:p>
          </table:table-cell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TextSca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rdgröße</text:p>
          </table:table-cell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ße Schrift (L)</text:p>
          </table:table-cell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ttlere Schrift (M)</text:p>
          </table:table-cell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e Schrift (S)</text:p>
          </table:table-cell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X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ücher,1 Buch,Kein Buch</text:p>
          </table:table-cell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/>
          <table:table-cell office:value-type="string">
            <text:p>livros,1 livro,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Einstellungen,1 Einstellung,Keine Einstellung</text:p>
          </table:table-cell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/>
          <table:table-cell office:value-type="string">
            <text:p>Ajustes,1 ajuste,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.07.2011</text:date>, <text:time>20:3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7-04T20:33:06.09</dc:date>
    <meta:print-date>1969-12-31T16:00:00</meta:print-date>
    <meta:editing-duration>PT1H29M35S</meta:editing-duration>
    <meta:editing-cycles>5</meta:editing-cycles>
    <meta:generator>LibreOffice/3.4$Win32 LibreOffice_project/340m1$Build-12</meta:generator>
    <meta:document-statistic meta:table-count="2" meta:cell-count="3020" meta:object-count="0"/>
  </office:meta>
</office:document-meta>
</file>